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16.012cm" svg:height="9.009cm" svg:x="15.252cm" svg:y="6.135cm">
            <draw:object draw:notify-on-update-of-ranges="Foglio1.B39:Foglio1.D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3.7195">
            <text:p>23,71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3.1666">
            <text:p>43,16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.27895">
            <text:p>3,278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.8172">
            <text:p>58,81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.2528">
            <text:p>33,25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formula="of:=SUM([.B2:.B38])" office:value-type="float" office:value="242.07">
            <text:p>242,07</text:p>
          </table:table-cell>
          <table:table-cell table:formula="of:=SUM([.C2:.C38])" office:value-type="float" office:value="170.16505">
            <text:p>170,165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learn</text:p>
          </table:table-cell>
          <table:table-cell table:number-columns-repeated="3"/>
          <table:table-cell office:value-type="float" office:value="465">
            <text:p>46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float" office:value="476">
            <text:p>47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float" office:value="457">
            <text:p>45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float" office:value="461">
            <text:p>46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float" office:value="467">
            <text:p>46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string">
            <text:p>med</text:p>
          </table:table-cell>
          <table:table-cell office:value-type="string">
            <text:p>var</text:p>
          </table:table-cell>
          <table:table-cell/>
        </table:table-row>
        <table:table-row table:style-name="ro2">
          <table:table-cell table:number-columns-repeated="4"/>
          <table:table-cell table:formula="of:=AVERAGE([.E43:.E47])" office:value-type="float" office:value="465.2">
            <text:p>465,2</text:p>
          </table:table-cell>
          <table:table-cell table:formula="of:=STDEV([.E43:.E47])" office:value-type="float" office:value="7.15541752799933">
            <text:p>7,15541752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improveme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office:value-type="float" office:value="491">
            <text:p>491</text:p>
          </table:table-cell>
          <table:table-cell table:number-columns-repeated="2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4-18T11:40:22</meta:creation-date>
    <dc:date>2016-04-18T15:50:36</dc:date>
    <dc:creator>Hargalaten </dc:creator>
    <meta:editing-duration>PT3H39M54S</meta:editing-duration>
    <meta:editing-cycles>2</meta:editing-cycles>
    <meta:generator>LibreOffice/3.5$Linux_X86_64 LibreOffice_project/350m1$Build-2</meta:generator>
    <meta:document-statistic meta:table-count="3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line" chart:style-name="ch1">
        <chart:legend chart:legend-position="end" svg:x="13.505cm" svg:y="4.206cm" style:legend-expansion="high" chart:style-name="ch2"/>
        <chart:plot-area chart:style-name="ch3" table:cell-range-address="Foglio1.B39:Foglio1.D39" svg:x="0.77cm" svg:y="0.855cm" svg:width="12.095cm" svg:height="7.555cm">
          <chartooo:coordinate-region svg:x="1.577cm" svg:y="1.055cm" svg:width="11.194cm" svg:height="6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39:Foglio1.D39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242.07">
                <text:p>242.07</text:p>
                <draw:g>
                  <svg:desc>Foglio1.B39:Foglio1.D39</svg:desc>
                </draw:g>
              </table:table-cell>
              <table:table-cell office:value-type="float" office:value="170.16505">
                <text:p>170.165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